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 style:data-style-name="N4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shapes>
          <draw:frame draw:z-index="0" draw:style-name="gr1" draw:text-style-name="P1" svg:width="159.99mm" svg:height="89.99mm" svg:x="435.93mm" svg:y="61.29mm">
            <loext:p draw:notify-on-update-of-ranges="Feuille1.L22:Feuille1.L38 Feuille1.M2:Feuille1.M2 Feuille1.M22:Feuille1.M38 Feuille1.L22:Feuille1.L38 Feuille1.Q2:Feuille1.Q2 Feuille1.Q22:Feuille1.Q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440.26mm" svg:y="62.94mm">
            <loext:p draw:notify-on-update-of-ranges="Feuille1.E3:Feuille1.E9 Feuille1.M2:Feuille1.M2 Feuille1.M3:Feuille1.M9 Feuille1.E3:Feuille1.E9 Feuille1.Q2:Feuille1.Q2 Feuille1.Q3:Feuille1.Q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44.03mm" svg:y="71.38mm">
            <loext:p draw:notify-on-update-of-ranges="Feuille1.E10:Feuille1.E16 Feuille1.M2:Feuille1.M2 Feuille1.M10:Feuille1.M16 Feuille1.E10:Feuille1.E16 Feuille1.Q2:Feuille1.Q2 Feuille1.Q10:Feuille1.Q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13"/>
          <table:table-cell table:formula="of:=2*SQRT(2)*[.G10]/(3*[.F10])" office:value-type="float" office:value="0.188561808316413" calcext:value-type="float">
            <text:p>0,1885618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t de l’étud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l théorique</text:p>
          </table:table-cell>
          <table:table-cell office:value-type="string" calcext:value-type="string">
            <text:p>n finite</text:p>
          </table:table-cell>
          <table:table-cell office:value-type="string" calcext:value-type="string">
            <text:p>l théorique finite</text:p>
          </table:table-cell>
          <table:table-cell office:value-type="string" calcext:value-type="string">
            <text:p>nb de doigts</text:p>
          </table:table-cell>
          <table:table-cell office:value-type="string" calcext:value-type="string">
            <text:p>l rée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empsde calcul</text:p>
          </table:table-cell>
        </table:table-row>
        <table:table-row table:style-name="ro1">
          <table:table-cell office:value-type="string" calcext:value-type="string">
            <text:p>étude quantitaive des doigts</text:p>
          </table:table-cell>
          <table:table-cell office:value-type="string" calcext:value-type="string">
            <text:p>petite longueurs d’onde de démarrage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3]/((1-[.E3])*[.F3]*[.D3]))" office:value-type="float" office:value="7.87618870020485" calcext:value-type="float">
            <text:p>7,8761887002</text:p>
          </table:table-cell>
          <table:table-cell office:value-type="float" office:value="0.8" calcext:value-type="float">
            <text:p>0,8</text:p>
          </table:table-cell>
          <table:table-cell table:formula="of:=2*PI()/[.N3]" office:value-type="float" office:value="7.85398163397448" calcext:value-type="float">
            <text:p>7,853981634</text:p>
          </table:table-cell>
          <table:table-cell office:value-type="float" office:value="8.5" calcext:value-type="float">
            <text:p>8,5</text:p>
          </table:table-cell>
          <table:table-cell table:formula="of:=([.J3]*[.K3])/[.P3]" office:value-type="float" office:value="2.35294117647059" calcext:value-type="float">
            <text:p>2,3529411765</text:p>
          </table:table-cell>
          <table:table-cell table:formula="of:=([.Q3]-[.O3])/[.O3]*100" office:value-type="float" office:value="-70.0414224768197" calcext:value-type="float">
            <text:p>-70,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4]/((1-[.E4])*[.F4]*[.D4]))" office:value-type="float" office:value="8.93075853418246" calcext:value-type="float">
            <text:p>8,9307585342</text:p>
          </table:table-cell>
          <table:table-cell office:value-type="float" office:value="0.7" calcext:value-type="float">
            <text:p>0,7</text:p>
          </table:table-cell>
          <table:table-cell table:formula="of:=2*PI()/[.N4]" office:value-type="float" office:value="8.97597901025655" calcext:value-type="float">
            <text:p>8,9759790103</text:p>
          </table:table-cell>
          <table:table-cell office:value-type="float" office:value="6" calcext:value-type="float">
            <text:p>6</text:p>
          </table:table-cell>
          <table:table-cell table:formula="of:=([.J4]*[.K4])/[.P4]" office:value-type="float" office:value="3.33333333333333" calcext:value-type="float">
            <text:p>3,3333333333</text:p>
          </table:table-cell>
          <table:table-cell table:formula="of:=([.Q4]-[.M4])/[.M4]*100" office:value-type="float" office:value="-62.6758094446848" calcext:value-type="float">
            <text:p>-62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5]/((1-[.E5])*[.F5]*[.D5]))" office:value-type="float" office:value="10.5670160023643" calcext:value-type="float">
            <text:p>10,5670160024</text:p>
          </table:table-cell>
          <table:table-cell office:value-type="float" office:value="0.6" calcext:value-type="float">
            <text:p>0,6</text:p>
          </table:table-cell>
          <table:table-cell table:formula="of:=2*PI()/[.N5]" office:value-type="float" office:value="10.471975511966" calcext:value-type="float">
            <text:p>10,471975512</text:p>
          </table:table-cell>
          <table:table-cell/>
          <table:table-cell table:formula="of:=([.J5]*[.K5])/[.P5]" office:value-type="string" office:string-value="" calcext:value-type="error">
            <text:p>#DIV/0 !</text:p>
          </table:table-cell>
          <table:table-cell table:formula="of:=([.Q5]-[.M5])/[.M5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6]/((1-[.E6])*[.F6]*[.D6]))" office:value-type="float" office:value="8.35395965972956" calcext:value-type="float">
            <text:p>8,3539596597</text:p>
          </table:table-cell>
          <table:table-cell office:value-type="float" office:value="0.75" calcext:value-type="float">
            <text:p>0,75</text:p>
          </table:table-cell>
          <table:table-cell table:formula="of:=2*PI()/[.N6]" office:value-type="float" office:value="8.37758040957278" calcext:value-type="float">
            <text:p>8,3775804096</text:p>
          </table:table-cell>
          <table:table-cell office:value-type="float" office:value="7" calcext:value-type="float">
            <text:p>7</text:p>
          </table:table-cell>
          <table:table-cell table:formula="of:=([.J6]*[.K6])/[.P6]" office:value-type="float" office:value="2.85714285714286" calcext:value-type="float">
            <text:p>2,8571428571</text:p>
          </table:table-cell>
          <table:table-cell table:formula="of:=([.Q6]-[.M6])/[.M6]*100" office:value-type="float" office:value="-65.7989387844931" calcext:value-type="float">
            <text:p>-65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7]/((1-[.E7])*[.F7]*[.D7]))" office:value-type="float" office:value="9.64632171668827" calcext:value-type="float">
            <text:p>9,6463217167</text:p>
          </table:table-cell>
          <table:table-cell office:value-type="float" office:value="0.65" calcext:value-type="float">
            <text:p>0,65</text:p>
          </table:table-cell>
          <table:table-cell table:formula="of:=2*PI()/[.N7]" office:value-type="float" office:value="9.66643893412244" calcext:value-type="float">
            <text:p>9,6664389341</text:p>
          </table:table-cell>
          <table:table-cell office:value-type="float" office:value="7" calcext:value-type="float">
            <text:p>7</text:p>
          </table:table-cell>
          <table:table-cell table:formula="of:=([.J7]*[.K7])/[.P7]" office:value-type="float" office:value="2.85714285714286" calcext:value-type="float">
            <text:p>2,8571428571</text:p>
          </table:table-cell>
          <table:table-cell table:formula="of:=([.Q7]-[.M7])/[.M7]*100" office:value-type="float" office:value="-70.3810121509843" calcext:value-type="float">
            <text:p>-70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8]/((1-[.E8])*[.F8]*[.D8]))" office:value-type="float" office:value="10.5670160023643" calcext:value-type="float">
            <text:p>10,5670160024</text:p>
          </table:table-cell>
          <table:table-cell office:value-type="float" office:value="0.6" calcext:value-type="float">
            <text:p>0,6</text:p>
          </table:table-cell>
          <table:table-cell table:formula="of:=2*PI()/[.N8]" office:value-type="float" office:value="10.471975511966" calcext:value-type="float">
            <text:p>10,471975512</text:p>
          </table:table-cell>
          <table:table-cell office:value-type="float" office:value="4" calcext:value-type="float">
            <text:p>4</text:p>
          </table:table-cell>
          <table:table-cell table:formula="of:=([.J8]*[.K8])/[.P8]" office:value-type="float" office:value="5" calcext:value-type="float">
            <text:p>5</text:p>
          </table:table-cell>
          <table:table-cell table:formula="of:=([.Q8]-[.M8])/[.M8]*100" office:value-type="float" office:value="-52.6829523218162" calcext:value-type="float">
            <text:p>-52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9]/((1-[.E9])*[.F9]*[.D9]))" office:value-type="float" office:value="11.8142830503073" calcext:value-type="float">
            <text:p>11,8142830503</text:p>
          </table:table-cell>
          <table:table-cell office:value-type="float" office:value="0.525" calcext:value-type="float">
            <text:p>0,525</text:p>
          </table:table-cell>
          <table:table-cell table:formula="of:=2*PI()/[.N9]" office:value-type="float" office:value="11.9679720136754" calcext:value-type="float">
            <text:p>11,9679720137</text:p>
          </table:table-cell>
          <table:table-cell office:value-type="float" office:value="7" calcext:value-type="float">
            <text:p>7</text:p>
          </table:table-cell>
          <table:table-cell table:formula="of:=([.J9]*[.K9])/[.P9]" office:value-type="float" office:value="2.85714285714286" calcext:value-type="float">
            <text:p>2,8571428571</text:p>
          </table:table-cell>
          <table:table-cell table:formula="of:=([.Q9]-[.M9])/[.M9]*100" office:value-type="float" office:value="-75.8161976907388" calcext:value-type="float">
            <text:p>-75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0]/((1-[.E10])*[.F10]*[.D10]))" office:value-type="float" office:value="8.93075853418246" calcext:value-type="float">
            <text:p>8,9307585342</text:p>
          </table:table-cell>
          <table:table-cell office:value-type="float" office:value="0.7" calcext:value-type="float">
            <text:p>0,7</text:p>
          </table:table-cell>
          <table:table-cell table:formula="of:=2*PI()/[.N10]" office:value-type="float" office:value="8.97597901025655" calcext:value-type="float">
            <text:p>8,9759790103</text:p>
          </table:table-cell>
          <table:table-cell office:value-type="float" office:value="9" calcext:value-type="float">
            <text:p>9</text:p>
          </table:table-cell>
          <table:table-cell table:formula="of:=([.J10]*[.K10])/[.P10]" office:value-type="float" office:value="6.66666666666667" calcext:value-type="float">
            <text:p>6,6666666667</text:p>
          </table:table-cell>
          <table:table-cell table:formula="of:=([.Q10]-[.M10])/[.M10]*100" office:value-type="float" office:value="-25.3516188893697" calcext:value-type="float">
            <text:p>-25,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1]/((1-[.E11])*[.F11]*[.D11]))" office:value-type="float" office:value="5.90714152515363" calcext:value-type="float">
            <text:p>5,9071415252</text:p>
          </table:table-cell>
          <table:table-cell/>
          <table:table-cell table:formula="of:=2*PI()/[.N11]" office:value-type="string" office:string-value="" calcext:value-type="error">
            <text:p>#DIV/0 !</text:p>
          </table:table-cell>
          <table:table-cell office:value-type="float" office:value="16" calcext:value-type="float">
            <text:p>16</text:p>
          </table:table-cell>
          <table:table-cell table:formula="of:=([.J11]*[.K11])/[.P11]" office:value-type="float" office:value="3.75" calcext:value-type="float">
            <text:p>3,75</text:p>
          </table:table-cell>
          <table:table-cell table:formula="of:=([.Q11]-[.M11])/[.M11]*100" office:value-type="float" office:value="-36.5175189381895" calcext:value-type="float">
            <text:p>-36,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2]/((1-[.E12])*[.F12]*[.D12]))" office:value-type="float" office:value="6.10086953349608" calcext:value-type="float">
            <text:p>6,1008695335</text:p>
          </table:table-cell>
          <table:table-cell/>
          <table:table-cell table:formula="of:=2*PI()/[.N12]" office:value-type="string" office:string-value="" calcext:value-type="error">
            <text:p>#DIV/0 !</text:p>
          </table:table-cell>
          <table:table-cell office:value-type="float" office:value="15" calcext:value-type="float">
            <text:p>15</text:p>
          </table:table-cell>
          <table:table-cell table:formula="of:=([.J12]*[.K12])/[.P12]" office:value-type="float" office:value="4" calcext:value-type="float">
            <text:p>4</text:p>
          </table:table-cell>
          <table:table-cell table:formula="of:=([.Q12]-[.M12])/[.M12]*100" office:value-type="float" office:value="-34.4355754857814" calcext:value-type="float">
            <text:p>-34,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3]/((1-[.E13])*[.F13]*[.D13]))" office:value-type="float" office:value="6.31499992066005" calcext:value-type="float">
            <text:p>6,3149999207</text:p>
          </table:table-cell>
          <table:table-cell/>
          <table:table-cell table:formula="of:=2*PI()/[.N13]" office:value-type="string" office:string-value="" calcext:value-type="error">
            <text:p>#DIV/0 !</text:p>
          </table:table-cell>
          <table:table-cell office:value-type="float" office:value="14" calcext:value-type="float">
            <text:p>14</text:p>
          </table:table-cell>
          <table:table-cell table:formula="of:=([.J13]*[.K13])/[.P13]" office:value-type="float" office:value="4.28571428571429" calcext:value-type="float">
            <text:p>4,2857142857</text:p>
          </table:table-cell>
          <table:table-cell table:formula="of:=([.Q13]-[.M13])/[.M13]*100" office:value-type="float" office:value="-32.1343730869543" calcext:value-type="float">
            <text:p>-32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4]/((1-[.E14])*[.F14]*[.D14]))" office:value-type="float" office:value="6.82097949937733" calcext:value-type="float">
            <text:p>6,8209794994</text:p>
          </table:table-cell>
          <table:table-cell/>
          <table:table-cell table:formula="of:=2*PI()/[.N14]" office:value-type="string" office:string-value="" calcext:value-type="error">
            <text:p>#DIV/0 !</text:p>
          </table:table-cell>
          <table:table-cell office:value-type="float" office:value="10" calcext:value-type="float">
            <text:p>10</text:p>
          </table:table-cell>
          <table:table-cell table:formula="of:=([.J14]*[.K14])/[.P14]" office:value-type="float" office:value="6" calcext:value-type="float">
            <text:p>6</text:p>
          </table:table-cell>
          <table:table-cell table:formula="of:=([.Q14]-[.M14])/[.M14]*100" office:value-type="float" office:value="-12.0360939283321" calcext:value-type="float">
            <text:p>-12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5]/((1-[.E15])*[.F15]*[.D15]))" office:value-type="float" office:value="6.55338512626584" calcext:value-type="float">
            <text:p>6,5533851263</text:p>
          </table:table-cell>
          <table:table-cell/>
          <table:table-cell table:formula="of:=2*PI()/[.N15]" office:value-type="string" office:string-value="" calcext:value-type="error">
            <text:p>#DIV/0 !</text:p>
          </table:table-cell>
          <table:table-cell office:value-type="float" office:value="9.5" calcext:value-type="float">
            <text:p>9,5</text:p>
          </table:table-cell>
          <table:table-cell table:formula="of:=([.J15]*[.K15])/[.P15]" office:value-type="float" office:value="6.31578947368421" calcext:value-type="float">
            <text:p>6,3157894737</text:p>
          </table:table-cell>
          <table:table-cell table:formula="of:=([.Q15]-[.M15])/[.M15]*100" office:value-type="float" office:value="-3.62554081598763" calcext:value-type="float">
            <text:p>-3,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6]/((1-[.E16])*[.F16]*[.D16]))" office:value-type="float" office:value="6.31499992066005" calcext:value-type="float">
            <text:p>6,3149999207</text:p>
          </table:table-cell>
          <table:table-cell/>
          <table:table-cell table:formula="of:=2*PI()/[.N16]" office:value-type="string" office:string-value="" calcext:value-type="error">
            <text:p>#DIV/0 !</text:p>
          </table:table-cell>
          <table:table-cell office:value-type="float" office:value="11" calcext:value-type="float">
            <text:p>11</text:p>
          </table:table-cell>
          <table:table-cell table:formula="of:=([.J16]*[.K16])/[.P16]" office:value-type="float" office:value="5.45454545454545" calcext:value-type="float">
            <text:p>5,4545454545</text:p>
          </table:table-cell>
          <table:table-cell table:formula="of:=([.Q16]-[.M16])/[.M16]*100" office:value-type="float" office:value="-13.6255657470327" calcext:value-type="float">
            <text:p>-13,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litude-temp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étude quantitaive des doigts</text:p>
          </table:table-cell>
          <table:table-cell office:value-type="string" calcext:value-type="string">
            <text:p>avec alpha</text:p>
          </table:table-cell>
          <table:table-cell office:value-type="float" office:value="126" calcext:value-type="float">
            <text:p>12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formula="of:=2*PI()*SQRT(2*SQRT(2)*[.G22]/([.L22]*[.F22]*[.D22]))" office:value-type="float" office:value="16.7079193194591" calcext:value-type="float">
            <text:p>16,70791931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22]*[.K22])/[.P22]" office:value-type="float" office:value="6.66666666666667" calcext:value-type="float">
            <text:p>6,6666666667</text:p>
          </table:table-cell>
          <table:table-cell table:formula="of:=([.Q22]-[.M22])/[.M22]*100" office:value-type="float" office:value="-60.098761915242" calcext:value-type="float">
            <text:p>-60,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,15</text:p>
          </table:table-cell>
          <table:table-cell table:formula="of:=2*PI()*SQRT(2*SQRT(2)*[.G23]/([.L23]*[.F23]*[.D23]))" office:value-type="float" office:value="13.6419589987547" calcext:value-type="float">
            <text:p>13,64195899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[.J23]*[.K23])/[.P23]" office:value-type="float" office:value="8.57142857142857" calcext:value-type="float">
            <text:p>8,5714285714</text:p>
          </table:table-cell>
          <table:table-cell table:formula="of:=([.Q23]-[.M23])/[.M23]*100" office:value-type="float" office:value="-37.1686385202372" calcext:value-type="float">
            <text:p>-37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,2</text:p>
          </table:table-cell>
          <table:table-cell table:formula="of:=2*PI()*SQRT(2*SQRT(2)*[.G24]/([.L24]*[.F24]*[.D24]))" office:value-type="float" office:value="11.8142830503073" calcext:value-type="float">
            <text:p>11,81428305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J24]*[.K24])/[.P24]" office:value-type="float" office:value="12" calcext:value-type="float">
            <text:p>12</text:p>
          </table:table-cell>
          <table:table-cell table:formula="of:=([.Q24]-[.M24])/[.M24]*100" office:value-type="float" office:value="1.57196969889682" calcext:value-type="float">
            <text:p>1,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,25</text:p>
          </table:table-cell>
          <table:table-cell table:formula="of:=2*PI()*SQRT(2*SQRT(2)*[.G25]/([.L25]*[.F25]*[.D25]))" office:value-type="float" office:value="10.5670160023643" calcext:value-type="float">
            <text:p>10,5670160024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formula="of:=([.J25]*[.K25])/[.P25]" office:value-type="float" office:value="10.9090909090909" calcext:value-type="float">
            <text:p>10,9090909091</text:p>
          </table:table-cell>
          <table:table-cell table:formula="of:=([.Q25]-[.M25])/[.M25]*100" office:value-type="float" office:value="3.23719493421913" calcext:value-type="float">
            <text:p>3,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formula="of:=2*PI()*SQRT(2*SQRT(2)*[.G26]/([.L26]*[.F26]*[.D26]))" office:value-type="float" office:value="7.47200867217852" calcext:value-type="float">
            <text:p>7,47200867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26]*[.K26])/[.P26]" office:value-type="float" office:value="7.5" calcext:value-type="float">
            <text:p>7,5</text:p>
          </table:table-cell>
          <table:table-cell table:formula="of:=([.Q26]-[.M26])/[.M26]*100" office:value-type="float" office:value="0.374615836912799" calcext:value-type="float">
            <text:p>0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,6</text:p>
          </table:table-cell>
          <table:table-cell table:formula="of:=2*PI()*SQRT(2*SQRT(2)*[.G27]/([.L27]*[.F27]*[.D27]))" office:value-type="float" office:value="6.82097949937733" calcext:value-type="float">
            <text:p>6,820979499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27]*[.K27])/[.P27]" office:value-type="float" office:value="6.66666666666667" calcext:value-type="float">
            <text:p>6,6666666667</text:p>
          </table:table-cell>
          <table:table-cell table:formula="of:=([.Q27]-[.M27])/[.M27]*100" office:value-type="float" office:value="-2.26232658703569" calcext:value-type="float">
            <text:p>-2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7" calcext:value-type="float">
            <text:p>0,7</text:p>
          </table:table-cell>
          <table:table-cell table:formula="of:=2*PI()*SQRT(2*SQRT(2)*[.G28]/([.L28]*[.F28]*[.D28]))" office:value-type="float" office:value="6.31499992066005" calcext:value-type="float">
            <text:p>6,31499992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28]*[.K28])/[.P28]" office:value-type="float" office:value="7.5" calcext:value-type="float">
            <text:p>7,5</text:p>
          </table:table-cell>
          <table:table-cell table:formula="of:=([.Q28]-[.M28])/[.M28]*100" office:value-type="float" office:value="18.7648470978301" calcext:value-type="float">
            <text:p>18,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,8</text:p>
          </table:table-cell>
          <table:table-cell table:formula="of:=2*PI()*SQRT(2*SQRT(2)*[.G29]/([.L29]*[.F29]*[.D29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29]*[.K29])/[.P29]" office:value-type="float" office:value="6" calcext:value-type="float">
            <text:p>6</text:p>
          </table:table-cell>
          <table:table-cell table:formula="of:=([.Q29]-[.M29])/[.M29]*100" office:value-type="float" office:value="1.57196969889682" calcext:value-type="float">
            <text:p>1,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,9</text:p>
          </table:table-cell>
          <table:table-cell table:formula="of:=2*PI()*SQRT(2*SQRT(2)*[.G30]/([.L30]*[.F30]*[.D30]))" office:value-type="float" office:value="5.56930643981971" calcext:value-type="float">
            <text:p>5,569306439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30]*[.K30])/[.P30]" office:value-type="float" office:value="6" calcext:value-type="float">
            <text:p>6</text:p>
          </table:table-cell>
          <table:table-cell table:formula="of:=([.Q30]-[.M30])/[.M30]*100" office:value-type="float" office:value="7.7333428288467" calcext:value-type="float">
            <text:p>7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2*PI()*SQRT(2*SQRT(2)*[.G31]/([.L31]*[.F31]*[.D31]))" office:value-type="float" office:value="5.28350800118212" calcext:value-type="float">
            <text:p>5,28350800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31]*[.K31])/[.P31]" office:value-type="float" office:value="7.5" calcext:value-type="float">
            <text:p>7,5</text:p>
          </table:table-cell>
          <table:table-cell table:formula="of:=([.Q31]-[.M31])/[.M31]*100" office:value-type="float" office:value="41.9511430345513" calcext:value-type="float">
            <text:p>41,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,3</text:p>
          </table:table-cell>
          <table:table-cell table:formula="of:=2*PI()*SQRT(2*SQRT(2)*[.G32]/([.L32]*[.F32]*[.D32]))" office:value-type="float" office:value="9.64632171668827" calcext:value-type="float">
            <text:p>9,64632171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2]*[.K32])/[.P32]" office:value-type="float" office:value="6.66666666666667" calcext:value-type="float">
            <text:p>6,6666666667</text:p>
          </table:table-cell>
          <table:table-cell table:formula="of:=([.Q32]-[.M32])/[.M32]*100" office:value-type="float" office:value="-30.8890283522968" calcext:value-type="float">
            <text:p>-30,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,35</text:p>
          </table:table-cell>
          <table:table-cell table:formula="of:=2*PI()*SQRT(2*SQRT(2)*[.G33]/([.L33]*[.F33]*[.D33]))" office:value-type="float" office:value="8.93075853418246" calcext:value-type="float">
            <text:p>8,93075853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3]*[.K33])/[.P33]" office:value-type="float" office:value="6.66666666666667" calcext:value-type="float">
            <text:p>6,6666666667</text:p>
          </table:table-cell>
          <table:table-cell table:formula="of:=([.Q33]-[.M33])/[.M33]*100" office:value-type="float" office:value="-25.3516188893697" calcext:value-type="float">
            <text:p>-25,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,4</text:p>
          </table:table-cell>
          <table:table-cell table:formula="of:=2*PI()*SQRT(2*SQRT(2)*[.G34]/([.L34]*[.F34]*[.D34]))" office:value-type="float" office:value="8.35395965972956" calcext:value-type="float">
            <text:p>8,35395965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4]*[.K34])/[.P34]" office:value-type="float" office:value="6.66666666666667" calcext:value-type="float">
            <text:p>6,6666666667</text:p>
          </table:table-cell>
          <table:table-cell table:formula="of:=([.Q34]-[.M34])/[.M34]*100" office:value-type="float" office:value="-20.1975238304839" calcext:value-type="float">
            <text:p>-20,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45" calcext:value-type="float">
            <text:p>0,45</text:p>
          </table:table-cell>
          <table:table-cell table:formula="of:=2*PI()*SQRT(2*SQRT(2)*[.G35]/([.L35]*[.F35]*[.D35]))" office:value-type="float" office:value="7.87618870020485" calcext:value-type="float">
            <text:p>7,87618870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35]*[.K35])/[.P35]" office:value-type="float" office:value="6" calcext:value-type="float">
            <text:p>6</text:p>
          </table:table-cell>
          <table:table-cell table:formula="of:=([.Q35]-[.M35])/[.M35]*100" office:value-type="float" office:value="-23.8210227258274" calcext:value-type="float">
            <text:p>-23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,55</text:p>
          </table:table-cell>
          <table:table-cell table:formula="of:=2*PI()*SQRT(2*SQRT(2)*[.G36]/([.L36]*[.F36]*[.D36]))" office:value-type="float" office:value="7.12428073544085" calcext:value-type="float">
            <text:p>7,1242807354</text:p>
          </table:table-cell>
          <table:table-cell table:number-columns-repeated="2"/>
          <table:table-cell office:value-type="float" office:value="10.5" calcext:value-type="float">
            <text:p>10,5</text:p>
          </table:table-cell>
          <table:table-cell table:formula="of:=([.J36]*[.K36])/[.P36]" office:value-type="float" office:value="5.71428571428571" calcext:value-type="float">
            <text:p>5,7142857143</text:p>
          </table:table-cell>
          <table:table-cell table:formula="of:=([.Q36]-[.M36])/[.M36]*100" office:value-type="float" office:value="-19.7914017360503" calcext:value-type="float">
            <text:p>-19,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65" calcext:value-type="float">
            <text:p>0,65</text:p>
          </table:table-cell>
          <table:table-cell table:formula="of:=2*PI()*SQRT(2*SQRT(2)*[.G37]/([.L37]*[.F37]*[.D37]))" office:value-type="float" office:value="6.55338512626584" calcext:value-type="float">
            <text:p>6,55338512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7]*[.K37])/[.P37]" office:value-type="float" office:value="6.66666666666667" calcext:value-type="float">
            <text:p>6,6666666667</text:p>
          </table:table-cell>
          <table:table-cell table:formula="of:=([.Q37]-[.M37])/[.M37]*100" office:value-type="float" office:value="1.7285958053464" calcext:value-type="float">
            <text:p>1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,75</text:p>
          </table:table-cell>
          <table:table-cell table:formula="of:=2*PI()*SQRT(2*SQRT(2)*[.G38]/([.L38]*[.F38]*[.D38]))" office:value-type="float" office:value="6.10086953349608" calcext:value-type="float">
            <text:p>6,1008695335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table:formula="of:=([.J38]*[.K38])/[.P38]" office:value-type="float" office:value="7.05882352941176" calcext:value-type="float">
            <text:p>7,0588235294</text:p>
          </table:table-cell>
          <table:table-cell table:formula="of:=([.Q38]-[.M38])/[.M38]*100" office:value-type="float" office:value="15.701925613327" calcext:value-type="float">
            <text:p>15,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initial wavelength</text:p>
          </table:table-cell>
          <table:table-cell office:value-type="float" office:value="143" calcext:value-type="float">
            <text:p>14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39]*[.K39])/[.P39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0]*[.K40])/[.P40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1]*[.K41])/[.P41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2]*[.K42])/[.P42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3]*[.K43])/[.P43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4]*[.K44])/[.P44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5]*[.K45])/[.P45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point from 0,5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46]/((1-[.E46])*[.F46]*[.D46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J46]*[.K46])/[.P46]" office:value-type="float" office:value="4.13793103448276" calcext:value-type="float">
            <text:p>4,1379310345</text:p>
          </table:table-cell>
          <table:table-cell table:style-name="ce2" table:formula="of:=([.Q46]-[.M46])/[.M46]*100" office:value-type="float" office:value="-29.9503657248987" calcext:value-type="float">
            <text:p>-29,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47]/((1-[.E47])*[.F47]*[.D47]))" office:value-type="float" office:value="6.10086953349608" calcext:value-type="float">
            <text:p>6,1008695335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J47]*[.K47])/[.P47]" office:value-type="float" office:value="4.13793103448276" calcext:value-type="float">
            <text:p>4,1379310345</text:p>
          </table:table-cell>
          <table:table-cell table:style-name="ce3" table:formula="of:=([.Q47]-[.M47])/[.M47]*100" office:value-type="float" office:value="-32.1747332611532" calcext:value-type="float">
            <text:p>-32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48]/((1-[.E48])*[.F48]*[.D48]))" office:value-type="float" office:value="6.31499992066005" calcext:value-type="float">
            <text:p>6,314999920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([.J48]*[.K48])/[.P48]" office:value-type="float" office:value="4.28571428571429" calcext:value-type="float">
            <text:p>4,2857142857</text:p>
          </table:table-cell>
          <table:table-cell table:style-name="ce4" table:formula="of:=([.Q48]-[.M48])/[.M48]*100" office:value-type="float" office:value="-32.1343730869543" calcext:value-type="float">
            <text:p>-32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49]/((1-[.E49])*[.F49]*[.D49]))" office:value-type="float" office:value="6.55338512626584" calcext:value-type="float">
            <text:p>6,5533851263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J49]*[.K49])/[.P49]" office:value-type="float" office:value="4.13793103448276" calcext:value-type="float">
            <text:p>4,1379310345</text:p>
          </table:table-cell>
          <table:table-cell table:style-name="ce4" table:formula="of:=([.Q49]-[.M49])/[.M49]*100" office:value-type="float" office:value="-36.8581129484057" calcext:value-type="float">
            <text:p>-36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50]/((1-[.E50])*[.F50]*[.D50]))" office:value-type="float" office:value="6.82097949937733" calcext:value-type="float">
            <text:p>6,820979499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J50]*[.K50])/[.P50]" office:value-type="float" office:value="5" calcext:value-type="float">
            <text:p>5</text:p>
          </table:table-cell>
          <table:table-cell table:style-name="ce4" table:formula="of:=([.Q50]-[.M50])/[.M50]*100" office:value-type="float" office:value="-26.6967449402768" calcext:value-type="float">
            <text:p>-26,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51]/((1-[.E51])*[.F51]*[.D51]))" office:value-type="float" office:value="8.93075853418246" calcext:value-type="float">
            <text:p>8,93075853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J51]*[.K51])/[.P51]" office:value-type="float" office:value="5" calcext:value-type="float">
            <text:p>5</text:p>
          </table:table-cell>
          <table:table-cell table:style-name="ce4" table:formula="of:=([.Q51]-[.M51])/[.M51]*100" office:value-type="float" office:value="-44.0137141670273" calcext:value-type="float">
            <text:p>-44,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52]/((1-[.E52])*[.F52]*[.D52]))" office:value-type="float" office:value="8.93075853418246" calcext:value-type="float">
            <text:p>8,93075853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52]*[.K52])/[.P52]" office:value-type="float" office:value="7.5" calcext:value-type="float">
            <text:p>7,5</text:p>
          </table:table-cell>
          <table:table-cell table:style-name="ce4" table:formula="of:=([.Q52]-[.M52])/[.M52]*100" office:value-type="float" office:value="-16.0205712505409" calcext:value-type="float">
            <text:p>-16,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tlepsilon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53]/((1-[.E53])*[.F53]*[.D53]))" office:value-type="float" office:value="7.87618870020485" calcext:value-type="float">
            <text:p>7,8761887002</text:p>
          </table:table-cell>
          <table:table-cell table:number-columns-repeated="3"/>
          <table:table-cell table:formula="of:=([.J53]*[.K53])/[.P53]" office:value-type="string" office:string-value="" calcext:value-type="error">
            <text:p>#DIV/0 !</text:p>
          </table:table-cell>
          <table:table-cell table:style-name="ce4" table:formula="of:=([.Q53]-[.M53])/[.M53]*100" office:value-type="string" office:string-value="" calcext:value-type="error">
            <text:p>#DIV/0 !</text:p>
          </table:table-cell>
          <table:table-cell office:value-type="string" calcext:value-type="string">
            <text:p>SIM TROP LONGUE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54]/((1-[.E54])*[.F54]*[.D54]))" office:value-type="float" office:value="4.17697982986478" calcext:value-type="float">
            <text:p>4,1769798299</text:p>
          </table:table-cell>
          <table:table-cell table:number-columns-repeated="3"/>
          <table:table-cell table:formula="of:=([.J54]*[.K54])/[.P54]" office:value-type="string" office:string-value="" calcext:value-type="error">
            <text:p>#DIV/0 !</text:p>
          </table:table-cell>
          <table:table-cell table:style-name="ce4" table:formula="of:=([.Q54]-[.M54])/[.M54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55]/((1-[.E55])*[.F55]*[.D55]))" office:value-type="float" office:value="4.31396621826949" calcext:value-type="float">
            <text:p>4,3139662183</text:p>
          </table:table-cell>
          <table:table-cell table:number-columns-repeated="3"/>
          <table:table-cell table:formula="of:=([.J55]*[.K55])/[.P55]" office:value-type="string" office:string-value="" calcext:value-type="error">
            <text:p>#DIV/0 !</text:p>
          </table:table-cell>
          <table:table-cell table:style-name="ce4" table:formula="of:=([.Q55]-[.M55])/[.M55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56]/((1-[.E56])*[.F56]*[.D56]))" office:value-type="float" office:value="4.46537926709123" calcext:value-type="float">
            <text:p>4,4653792671</text:p>
          </table:table-cell>
          <table:table-cell table:number-columns-repeated="3"/>
          <table:table-cell table:formula="of:=([.J56]*[.K56])/[.P56]" office:value-type="string" office:string-value="" calcext:value-type="error">
            <text:p>#DIV/0 !</text:p>
          </table:table-cell>
          <table:table-cell table:style-name="ce4" table:formula="of:=([.Q56]-[.M56])/[.M56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57]/((1-[.E57])*[.F57]*[.D57]))" office:value-type="float" office:value="4.63394306250964" calcext:value-type="float">
            <text:p>4,6339430625</text:p>
          </table:table-cell>
          <table:table-cell table:number-columns-repeated="3"/>
          <table:table-cell table:formula="of:=([.J57]*[.K57])/[.P57]" office:value-type="string" office:string-value="" calcext:value-type="error">
            <text:p>#DIV/0 !</text:p>
          </table:table-cell>
          <table:table-cell table:style-name="ce4" table:formula="of:=([.Q57]-[.M57])/[.M57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58]/((1-[.E58])*[.F58]*[.D58]))" office:value-type="float" office:value="4.82316085834414" calcext:value-type="float">
            <text:p>4,82316085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59]/((1-[.E59])*[.F59]*[.D59]))" office:value-type="float" office:value="5.28350800118212" calcext:value-type="float">
            <text:p>5,28350800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60]/((1-[.E60])*[.F60]*[.D60]))" office:value-type="float" office:value="6.31499992066005" calcext:value-type="float">
            <text:p>6,31499992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61]/((1-[.E61])*[.F61]*[.D61]))" office:value-type="float" office:value="4.82316085834414" calcext:value-type="float">
            <text:p>4,82316085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62]/((1-[.E62])*[.F62]*[.D62]))" office:value-type="float" office:value="4.98133911478568" calcext:value-type="float">
            <text:p>4,98133911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63]/((1-[.E63])*[.F63]*[.D63]))" office:value-type="float" office:value="5.15617584377779" calcext:value-type="float">
            <text:p>5,15617584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64]/((1-[.E64])*[.F64]*[.D64]))" office:value-type="float" office:value="5.35081654909867" calcext:value-type="float">
            <text:p>5,35081654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65]/((1-[.E65])*[.F65]*[.D65]))" office:value-type="float" office:value="5.56930643981971" calcext:value-type="float">
            <text:p>5,56930643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 table:number-rows-repeated="1048505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Feuille1.R48:Feuille1.R1048576 Feuille1.R1:Feuille1.R45 Feuille1.R47:Feuille1.R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euille1.R46:Feuille1.R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2:01:35.114691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5:08:31.743193423</meta:creation-date>
    <dc:date>2017-07-27T19:22:52.519219971</dc:date>
    <meta:editing-duration>PT10H11M36S</meta:editing-duration>
    <meta:editing-cycles>9</meta:editing-cycles>
    <meta:generator>LibreOffice/5.1.6.2$Linux_X86_64 LibreOffice_project/10m0$Build-2</meta:generator>
    <meta:document-statistic meta:table-count="1" meta:cell-count="8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52cm" svg:y="0.316cm" chart:style-name="ch2">
          <text:p>Longueur d'onde en fonction de alpha</text:p>
        </chart:title>
        <chart:legend chart:legend-position="end" svg:x="13.657cm" svg:y="3.952cm" style:legend-expansion="high" chart:style-name="ch3"/>
        <chart:plot-area chart:style-name="ch4" table:cell-range-address="Feuille1.L22:Feuille1.M38 Feuille1.M2:Feuille1.M2 Feuille1.Q2:Feuille1.Q2 Feuille1.Q22:Feuille1.Q38" chart:data-source-has-labels="row" svg:x="1.331cm" svg:y="1.275cm" svg:width="12.006cm" svg:height="6.564cm">
          <chartooo:coordinate-region svg:x="1.767cm" svg:y="1.474cm" svg:width="11.145cm" svg:height="5.718cm"/>
          <chart:axis chart:dimension="x" chart:name="primary-x" chart:style-name="ch5">
            <chart:title svg:x="6.853cm" svg:y="8.019cm" chart:style-name="ch6">
              <text:p>Alpha</text:p>
            </chart:title>
          </chart:axis>
          <chart:axis chart:dimension="y" chart:name="primary-y" chart:style-name="ch5">
            <chart:title svg:x="0.451cm" svg:y="5.845cm" chart:style-name="ch7">
              <text:p>Longueur d'onde</text:p>
            </chart:title>
            <chart:grid chart:style-name="ch8" chart:class="major"/>
          </chart:axis>
          <chart:series chart:style-name="ch9" chart:values-cell-range-address="Feuille1.M22:Feuille1.M38" chart:label-cell-address="Feuille1.M2:Feuille1.M2" chart:class="chart:scatter">
            <chart:domain table:cell-range-address="Feuille1.L22:Feuille1.L38"/>
            <chart:data-point chart:repeated="17"/>
          </chart:series>
          <chart:series chart:style-name="ch10" chart:values-cell-range-address="Feuille1.Q22:Feuille1.Q38" chart:label-cell-address="Feuille1.Q2:Feuille1.Q2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l théorique</text:p>
                <draw:g>
                  <svg:desc>Feuille1.M2:Feuille1.M2</svg:desc>
                </draw:g>
              </table:table-cell>
              <table:table-cell office:value-type="string">
                <text:p>l réel</text:p>
                <draw:g>
                  <svg:desc>Feuille1.Q2:Feuille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L22:Feuille1.L38</svg:desc>
                </draw:g>
              </table:table-cell>
              <table:table-cell office:value-type="float" office:value="16.7079193194591">
                <text:p>16.7079193194591</text:p>
                <draw:g>
                  <svg:desc>Feuille1.M22:Feuille1.M38</svg:desc>
                </draw:g>
              </table:table-cell>
              <table:table-cell office:value-type="float" office:value="6.66666666666667">
                <text:p>6.66666666666667</text:p>
                <draw:g>
                  <svg:desc>Feuille1.Q22:Feuille1.Q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13.6419589987547">
                <text:p>13.6419589987547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8142830503073">
                <text:p>11.81428305030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10.9090909090909">
                <text:p>10.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7.47200867217852">
                <text:p>7.472008672178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.82097949937733">
                <text:p>6.82097949937733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5.90714152515363">
                <text:p>5.907141525153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5.56930643981971">
                <text:p>5.56930643981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.28350800118212">
                <text:p>5.283508001182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9.64632171668827">
                <text:p>9.6463217166882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8.93075853418246">
                <text:p>8.9307585341824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8.35395965972956">
                <text:p>8.3539596597295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7.87618870020485">
                <text:p>7.87618870020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">
                <text:p>0.55</text:p>
              </table:table-cell>
              <table:table-cell office:value-type="float" office:value="7.12428073544085">
                <text:p>7.12428073544085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">
                <text:p>0.65</text:p>
              </table:table-cell>
              <table:table-cell office:value-type="float" office:value="6.55338512626584">
                <text:p>6.55338512626584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">
                <text:p>0.75</text:p>
              </table:table-cell>
              <table:table-cell office:value-type="float" office:value="6.10086953349608">
                <text:p>6.10086953349608</text:p>
              </table:table-cell>
              <table:table-cell office:value-type="float" office:value="7.05882352941176">
                <text:p>7.0588235294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0.097cm" svg:y="0.316cm" chart:style-name="ch2">
          <text:p>Longueur d'onde en fonction du ratio de viscosité; petite longeuer d'onde initiale</text:p>
        </chart:title>
        <chart:legend chart:legend-position="end" svg:x="13.655cm" svg:y="3.955cm" style:legend-expansion="high" chart:style-name="ch3"/>
        <chart:plot-area chart:style-name="ch4" table:cell-range-address="Feuille1.E3:Feuille1.E9 Feuille1.M2:Feuille1.M9 Feuille1.Q2:Feuille1.Q9" chart:data-source-has-labels="row" svg:x="1.33cm" svg:y="1.275cm" svg:width="12.006cm" svg:height="6.57cm">
          <chartooo:coordinate-region svg:x="1.766cm" svg:y="1.474cm" svg:width="11.145cm" svg:height="5.724cm"/>
          <chart:axis chart:dimension="x" chart:name="primary-x" chart:style-name="ch5">
            <chart:title svg:x="6.006cm" svg:y="8.025cm" chart:style-name="ch6">
              <text:p>Ratio de viscosité</text:p>
            </chart:title>
          </chart:axis>
          <chart:axis chart:dimension="y" chart:name="primary-y" chart:style-name="ch5">
            <chart:title svg:x="0.451cm" svg:y="5.848cm" chart:style-name="ch7">
              <text:p>Longueur d'onde</text:p>
            </chart:title>
            <chart:grid chart:style-name="ch8" chart:class="major"/>
          </chart:axis>
          <chart:series chart:style-name="ch9" chart:values-cell-range-address="Feuille1.M3:Feuille1.M9" chart:label-cell-address="Feuille1.M2:Feuille1.M2" chart:class="chart:scatter">
            <chart:domain table:cell-range-address="Feuille1.E3:Feuille1.E9"/>
            <chart:data-point chart:repeated="7"/>
          </chart:series>
          <chart:series chart:style-name="ch10" chart:values-cell-range-address="Feuille1.Q3:Feuille1.Q9" chart:label-cell-address="Feuille1.Q2:Feuille1.Q2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l théorique</text:p>
                <draw:g>
                  <svg:desc>Feuille1.M2:Feuille1.M2</svg:desc>
                </draw:g>
              </table:table-cell>
              <table:table-cell office:value-type="string">
                <text:p>l réel</text:p>
                <draw:g>
                  <svg:desc>Feuille1.Q2:Feuille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E3:Feuille1.E9</svg:desc>
                </draw:g>
              </table:table-cell>
              <table:table-cell office:value-type="float" office:value="7.87618870020485">
                <text:p>7.87618870020485</text:p>
                <draw:g>
                  <svg:desc>Feuille1.M3:Feuille1.M9</svg:desc>
                </draw:g>
              </table:table-cell>
              <table:table-cell office:value-type="float" office:value="2.35294117647059">
                <text:p>2.35294117647059</text:p>
                <draw:g>
                  <svg:desc>Feuille1.Q3:Feuille1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8.93075853418246">
                <text:p>8.9307585341824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8.35395965972956">
                <text:p>8.35395965972956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.64632171668827">
                <text:p>9.64632171668827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1.8142830503073">
                <text:p>11.8142830503073</text:p>
              </table:table-cell>
              <table:table-cell office:value-type="float" office:value="2.85714285714286">
                <text:p>2.85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032cm" svg:y="0.316cm" chart:style-name="ch2">
          <text:p>Longueur d'onde en fonction du ratio de viscosité;  petite longueur d'onde initiale</text:p>
        </chart:title>
        <chart:subtitle svg:x="6.938cm" svg:y="1.275cm" chart:style-name="ch3">
          <text:p>epsilon=0,5</text:p>
        </chart:subtitle>
        <chart:legend chart:legend-position="end" svg:x="13.657cm" svg:y="3.952cm" style:legend-expansion="high" chart:style-name="ch4"/>
        <chart:plot-area chart:style-name="ch5" table:cell-range-address="Feuille1.E10:Feuille1.E16 Feuille1.M2:Feuille1.M2 Feuille1.M10:Feuille1.M16 Feuille1.Q2:Feuille1.Q2 Feuille1.Q10:Feuille1.Q16" chart:data-source-has-labels="row" svg:x="1.331cm" svg:y="2.138cm" svg:width="12.006cm" svg:height="5.701cm">
          <chartooo:coordinate-region svg:x="1.767cm" svg:y="2.337cm" svg:width="11.145cm" svg:height="4.855cm"/>
          <chart:axis chart:dimension="x" chart:name="primary-x" chart:style-name="ch6">
            <chart:title svg:x="6.007cm" svg:y="8.019cm" chart:style-name="ch7">
              <text:p>Ratio de viscosité</text:p>
            </chart:title>
          </chart:axis>
          <chart:axis chart:dimension="y" chart:name="primary-y" chart:style-name="ch6">
            <chart:title svg:x="0.451cm" svg:y="6.276cm" chart:style-name="ch8">
              <text:p>Longueur d'onde</text:p>
            </chart:title>
            <chart:grid chart:style-name="ch9" chart:class="major"/>
          </chart:axis>
          <chart:series chart:style-name="ch10" chart:values-cell-range-address="Feuille1.M10:Feuille1.M16" chart:label-cell-address="Feuille1.M2:Feuille1.M2" chart:class="chart:scatter">
            <chart:domain table:cell-range-address="Feuille1.E10:Feuille1.E16"/>
            <chart:data-point chart:repeated="7"/>
          </chart:series>
          <chart:series chart:style-name="ch11" chart:values-cell-range-address="Feuille1.Q10:Feuille1.Q16" chart:label-cell-address="Feuille1.Q2:Feuille1.Q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l théorique</text:p>
                <draw:g>
                  <svg:desc>Feuille1.M2:Feuille1.M2</svg:desc>
                </draw:g>
              </table:table-cell>
              <table:table-cell office:value-type="string">
                <text:p>l réel</text:p>
                <draw:g>
                  <svg:desc>Feuille1.Q2:Feuille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Feuille1.E10:Feuille1.E16</svg:desc>
                </draw:g>
              </table:table-cell>
              <table:table-cell office:value-type="float" office:value="8.93075853418246">
                <text:p>8.93075853418246</text:p>
                <draw:g>
                  <svg:desc>Feuille1.M10:Feuille1.M16</svg:desc>
                </draw:g>
              </table:table-cell>
              <table:table-cell office:value-type="float" office:value="6.66666666666667">
                <text:p>6.66666666666667</text:p>
                <draw:g>
                  <svg:desc>Feuille1.Q10:Feuille1.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5.90714152515363">
                <text:p>5.9071415251536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6.10086953349608">
                <text:p>6.10086953349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82097949937733">
                <text:p>6.82097949937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6.55338512626584">
                <text:p>6.55338512626584</text:p>
              </table:table-cell>
              <table:table-cell office:value-type="float" office:value="6.31578947368421">
                <text:p>6.31578947368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5.45454545454545">
                <text:p>5.45454545454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